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9bf6a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1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2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68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69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0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0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2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3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4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5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6" style:family="text">
      <style:text-properties style:font-name-complex="標楷體"/>
    </style:style>
    <style:style style:name="T887" style:family="text">
      <style:text-properties fo:color="#050505" style:font-name="標楷體1" officeooo:rsid="0a7edee9" style:font-name-complex="標楷體"/>
    </style:style>
    <style:style style:name="T888" style:family="text">
      <style:text-properties fo:color="#050505" style:font-name="標楷體1" officeooo:rsid="243d0543" style:font-name-complex="標楷體"/>
    </style:style>
    <style:style style:name="T889" style:family="text">
      <style:text-properties fo:color="#050505" officeooo:rsid="0a7edee9" style:font-name-complex="標楷體"/>
    </style:style>
    <style:style style:name="T890" style:family="text">
      <style:text-properties officeooo:rsid="2f9be6fe"/>
    </style:style>
    <style:style style:name="T891" style:family="text">
      <style:text-properties officeooo:rsid="2af8317e"/>
    </style:style>
    <style:style style:name="T892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3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4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5" style:family="text">
      <style:text-properties style:text-position="sub 58%" style:font-name="標楷體1" officeooo:rsid="25521bf4" style:font-name-asian="標楷體1" style:font-name-complex="Mangal"/>
    </style:style>
    <style:style style:name="T896" style:family="text">
      <style:text-properties style:text-position="sub 58%" style:font-name="標楷體1" officeooo:rsid="2556dec7" style:font-name-asian="標楷體1" style:font-name-complex="Mangal"/>
    </style:style>
    <style:style style:name="T897" style:family="text">
      <style:text-properties style:text-position="sub 58%" style:font-name="標楷體1" officeooo:rsid="313d3bb1"/>
    </style:style>
    <style:style style:name="T898" style:family="text">
      <style:text-properties style:text-position="sub 58%" style:font-name="標楷體1" officeooo:rsid="0a7edee9"/>
    </style:style>
    <style:style style:name="T899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0" style:family="text">
      <style:text-properties officeooo:rsid="30bfac1e"/>
    </style:style>
    <style:style style:name="T901" style:family="text">
      <style:text-properties officeooo:rsid="25ec4233"/>
    </style:style>
    <style:style style:name="T902" style:family="text">
      <style:text-properties fo:color="#ffbf00" officeooo:rsid="1d9bb035" style:font-name-asian="標楷體1"/>
    </style:style>
    <style:style style:name="T903" style:family="text">
      <style:text-properties officeooo:rsid="3b2f5919"/>
    </style:style>
    <style:style style:name="T904" style:family="text">
      <style:text-properties officeooo:rsid="3cb6cc3e"/>
    </style:style>
    <style:style style:name="T905" style:family="text">
      <style:text-properties style:font-name="Liberation Serif" officeooo:rsid="0d9ffef4" style:font-name-asian="標楷體1" style:font-name-complex="Liberation Serif"/>
    </style:style>
    <style:style style:name="T906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07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08" style:family="text">
      <style:text-properties officeooo:rsid="3b2e013a"/>
    </style:style>
    <style:style style:name="T909" style:family="text">
      <style:text-properties style:font-name="Arial" officeooo:rsid="23613ae9" style:font-name-asian="Arial"/>
    </style:style>
    <style:style style:name="T910" style:family="text">
      <style:text-properties style:font-name="Arial" officeooo:rsid="20270b52" style:font-name-asian="Arial"/>
    </style:style>
    <style:style style:name="T911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09">↔</text:span><text:span text:style-name="T149"> 力，意識層 </text:span><text:span text:style-name="T909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897">正</text:span><text:span text:style-name="T279">折射、</text:span><text:span text:style-name="T295">法線</text:span><text:span text:style-name="T898">零</text:span><text:span text:style-name="T279">折射、</text:span><text:span text:style-name="T295">法線</text:span><text:span text:style-name="T898">負</text:span><text:span text:style-name="T279">折射、</text:span><text:span text:style-name="T295">法線</text:span><text:span text:style-name="T897">零點</text:span><text:span text:style-name="T295">反射、法線</text:span><text:span text:style-name="T897">高維度</text:span><text:span text:style-name="T295">反射、法線</text:span><text:span text:style-name="T897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1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49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1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2">宇宙起源</text:span><text:span text:style-name="T851">，宇宙大爆炸理論、宇宙暴漲理論、</text:span><text:span text:style-name="T690">個體宇宙觀</text:span><text:span text:style-name="T851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6">資本</text:span><text:span text:style-name="T522">體制、</text:span><text:span text:style-name="T866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7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2">遺跡</text:span><text:span text:style-name="T626">，</text:span><text:span text:style-name="T798">埃及、金字塔、獅身人面像、</text:span><text:span text:style-name="T799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2">太陽</text:span><text:span text:style-name="T626">，</text:span><text:span text:style-name="T799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799">溫</text:span><text:span text:style-name="T628">瓶、電能型運動</text:span><text:span text:style-name="T619">、</text:span><text:span text:style-name="T802">量子隧穿效應</text:span><text:span text:style-name="T628">、潛水艇、空洞現象、</text:span><text:span text:style-name="T803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3">文明</text:span><text:span text:style-name="T800">，生命、電子文明、人類文明、星系文明、都普勒效應、紅移、光文明、力文明、</text:span><text:span text:style-name="T801">從眾效應、百猴效應、</text:span><text:span text:style-name="T627">史金納</text:span><text:span text:style-name="T801">箱、習得性無助</text:span><text:span text:style-name="T626">。</text:span></text:p>
            </text:list-item>
            <text:list-item>
              <text:p text:style-name="P64"><text:span text:style-name="T825">前世記憶</text:span><text:span text:style-name="T801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1">彈性係數、</text:span><text:span text:style-name="T630">&lt;?</text:span><text:span text:style-name="T631">1&gt;</text:span><text:span text:style-name="T801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4">擁有、包覆、蘊含、宗疊</text:span><text:span text:style-name="T626">，錯位、濃度值、改變、XY坐標系、極坐標系、</text:span><text:span text:style-name="T806">命名方式、命名規則、命名規律</text:span><text:span text:style-name="T626">。</text:span></text:p>
            </text:list-item>
            <text:list-item>
              <text:p text:style-name="P84"><text:span text:style-name="T824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1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6">有機率（正在、試圖）監視、控制 的 勢力、存在、個體</text:span><text:span text:style-name="T626">，</text:span><text:span text:style-name="T801">真實世界</text:span><text:span text:style-name="T626">。</text:span></text:p>
            </text:list-item>
            <text:list-item>
              <text:p text:style-name="P87"><text:span text:style-name="T827">晶體</text:span><text:span text:style-name="T626">，</text:span><text:span text:style-name="T804">分光、折射、漫射、散射、集射、散光、凸透鏡、對焦、凹透鏡、</text:span><text:span text:style-name="T805">破壞型共振</text:span><text:span text:style-name="T804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27">內觀</text:span><text:span text:style-name="T804">，意識層法則。</text:span></text:p>
            </text:list-item>
            <text:list-item>
              <text:p text:style-name="P89"><text:span text:style-name="T827">傳承</text:span><text:span text:style-name="T798">，。</text:span></text:p>
            </text:list-item>
            <text:list-item>
              <text:p text:style-name="P89"><text:span text:style-name="T828">學門</text:span><text:span text:style-name="T798">，資產、常識、人脈、</text:span><text:span text:style-name="T636">第</text:span><text:span text:style-name="T637">a層級意</text:span><text:span text:style-name="T856">識、假想世界</text:span><text:span text:style-name="T798">。</text:span></text:p>
            </text:list-item>
            <text:list-item>
              <text:p text:style-name="P90"><text:span text:style-name="T653">第</text:span><text:span text:style-name="T654">a層級</text:span><text:span text:style-name="T855">，</text:span><text:span text:style-name="T636">第0層</text:span><text:span text:style-name="T855">級相態</text:span><text:span text:style-name="T798">。</text:span></text:p>
            </text:list-item>
            <text:list-item>
              <text:p text:style-name="P91"><text:span text:style-name="T828">超自然現象</text:span><text:span text:style-name="T798">，日蝕、神化、神話化、信念化、</text:span><text:span text:style-name="T804">史金納箱的 鴿子、好奇、亞里斯多德、特斯拉、點亮 螢光燈管</text:span><text:span text:style-name="T798">。</text:span></text:p>
            </text:list-item>
          </text:list>
        </text:list-item>
        <text:list-item>
          <text:p text:style-name="P92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57">宗量層級</text:span><text:span text:style-name="T559">，。</text:span></text:p>
            </text:list-item>
            <text:list-item>
              <text:p text:style-name="P92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798">。</text:span></text:p>
            </text:list-item>
            <text:list-item>
              <text:p text:style-name="P93"><text:span text:style-name="T829">意識層個體</text:span><text:span text:style-name="T798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0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3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4">真實世界、</text:span><text:span text:style-name="T555">第</text:span><text:span text:style-name="T556">a層</text:span><text:span text:style-name="T845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08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08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群體型</text:span><text:span text:style-name="T574">正常個體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0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6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6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87">（</text:span><text:span text:style-name="T888">@user-fl8vc2uv8y（YouTube）</text:span><text:span text:style-name="T889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5">基督教</text:span><text:span text:style-name="T884">，因信稱義、悔改、愛、末日審判、星星、</text:span><text:span text:style-name="T412">定航</text:span><text:span text:style-name="T884">、房角石、順性的罪、逆性的罪。</text:span></text:p>
              <text:list>
                <text:list-item>
                  <text:p text:style-name="P51"><text:span text:style-name="T879">聖經</text:span><text:span text:style-name="T869">，</text:span><text:span text:style-name="T457">瀏覽器、</text:span><text:span text:style-name="T456">Chromium、Edge</text:span><text:span text:style-name="T869">。</text:span></text:p>
                </text:list-item>
              </text:list>
            </text:list-item>
            <text:list-item>
              <text:p text:style-name="P50"><text:span text:style-name="T885">傳道書</text:span><text:span text:style-name="T884">，</text:span><text:span text:style-name="T455">Log檔、Log系</text:span><text:span text:style-name="T868">統、審判系統</text:span><text:span text:style-name="T884">。</text:span></text:p>
            </text:list-item>
            <text:list-item>
              <text:p text:style-name="P52"><text:span text:style-name="T885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3">（基督教 認定的）</text:span><text:span text:style-name="T814">彌賽亞 </text:span><text:span text:style-name="T867">↔</text:span><text:span text:style-name="T814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5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2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4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07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47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</text:span><text:span text:style-name="T255">，</text:span><text:span text:style-name="T256">真空零點能、無中生有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5">n</text:span><text:span text:style-name="T899">≥</text:span><text:span text:style-name="T896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3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0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1">黑洞</text:span><text:span text:style-name="T751">，吸光型黑洞、吸電磁波型黑洞、</text:span><text:span text:style-name="T575">&lt;?a</text:span><text:span text:style-name="T880">x</text:span><text:span text:style-name="T882">≥</text:span><text:span text:style-name="T881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2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6">麥</text:span><text:span text:style-name="T660">斯威爾</text:span><text:span text:style-name="T812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17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18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0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0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0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58">紅移、紫移、宗量層級、乙太、</text:span><text:span text:style-name="T585">第</text:span><text:span text:style-name="T605">a層級相態個體、</text:span><text:span text:style-name="T860">宗速運動</text:span><text:span text:style-name="T858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59">光速</text:span><text:span text:style-name="T607"> = 頻率 * 波長、</text:span><text:span text:style-name="T861">公轉頻率、</text:span><text:span text:style-name="T616">振幅 越大，(</text:span><text:span text:style-name="T607">波長 * </text:span><text:span text:style-name="T860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5">宗速</text:span><text:span text:style-name="T612">，宗速運動頻率、</text:span><text:span text:style-name="T863">宗速運動</text:span><text:span text:style-name="T862">路徑長</text:span><text:span text:style-name="T861">、宗態譜、</text:span><text:span text:style-name="T614">螺旋線運動、</text:span><text:span text:style-name="T790">電磁核群</text:span><text:span text:style-name="T614">、太陽系、</text:span><text:span text:style-name="T861">公轉頻率、光、電磁波 是 一群粒子、光、電磁波 不是 波、粒子、飛行</text:span><text:span text:style-name="T617">舞動、</text:span><text:span text:style-name="T861">候鳥</text:span><text:span text:style-name="T617">、V字形</text:span><text:span text:style-name="T861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0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1">意識</text:span><text:span text:style-name="T793">，肉質層型意識、意識層型意識、音樂盒、發條、意識源層級、</text:span><text:span text:style-name="T620">AI、</text:span><text:span text:style-name="T793">程式、遙視、第</text:span><text:span text:style-name="T622">0</text:span><text:span text:style-name="T621">層級意識、意識層級、俄羅斯娃娃、衣服、海水、深度、高度、思覺、</text:span><text:span text:style-name="T792">冥想、心靈平靜</text:span><text:span text:style-name="T794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3">、</text:span><text:span text:style-name="T795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4">意識 與 肉質層、意識層</text:span><text:span text:style-name="T853">，思想、周遭環境、第</text:span><text:span text:style-name="T624">x</text:span><text:span text:style-name="T854">層級</text:span><text:span text:style-name="T623">型態</text:span><text:span text:style-name="T853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09">冷漠</text:span><text:span text:style-name="T749">，。</text:span></text:p>
            </text:list-item>
            <text:list-item>
              <text:p text:style-name="P148"><text:span text:style-name="T809">感受</text:span><text:span text:style-name="T749">，心流。</text:span></text:p>
            </text:list-item>
            <text:list-item>
              <text:p text:style-name="P149"><text:span text:style-name="T809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0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0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4">，</text:span><text:span text:style-name="T304">畢氏定理</text:span><text:span text:style-name="T904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1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3">，。</text:span></text:p>
            </text:list-item>
            <text:list-item>
              <text:p text:style-name="P362"><text:span text:style-name="T42">微積分</text:span><text:span text:style-name="T908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0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6">資本</text:span><text:span text:style-name="T905">，</text:span><text:span text:style-name="T187">世襲、</text:span><text:span text:style-name="T797">貧窮陷阱</text:span><text:span text:style-name="T905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3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0">佛家</text:span><text:span text:style-name="T838">，</text:span><text:span text:style-name="T839">現實沉浸感、</text:span><text:span text:style-name="T395">連莊</text:span><text:span text:style-name="T561">、百家樂、</text:span><text:span text:style-name="T838">業力</text:span><text:span text:style-name="T562">層級、第一層級</text:span><text:span text:style-name="T838">業力、</text:span><text:span text:style-name="T402">大棕熊</text:span><text:span text:style-name="T838">、被害妄想症</text:span><text:span text:style-name="T563">、PUA</text:span><text:span text:style-name="T838">、</text:span><text:span text:style-name="T563">煤氣燈效應、楚門的世界、</text:span><text:span text:style-name="T566">一九八四</text:span><text:span text:style-name="T565">、</text:span><text:span text:style-name="T840">喬治</text:span><text:span text:style-name="T564">·</text:span><text:span text:style-name="T840">歐威爾</text:span><text:span text:style-name="T838">、影片、</text:span><text:span text:style-name="T402">推薦演算法</text:span><text:span text:style-name="T840">、</text:span><text:span text:style-name="T841">菁英人類、泰德卡辛斯基、</text:span><text:span text:style-name="T838">同溫層、劍橋數據、</text:span><text:span text:style-name="T842">四乙基鉛</text:span><text:span text:style-name="T841">、</text:span><text:span text:style-name="T838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0">般若波羅蜜多心經</text:span><text:span text:style-name="T831">，蟻咬症、無痛症、</text:span><text:span text:style-name="T560">拉普拉斯的惡魔、盲臉症</text:span><text:span text:style-name="T831">。</text:span></text:p>
                </text:list-item>
                <text:list-item>
                  <text:p text:style-name="P258"><text:span text:style-name="T848">華嚴經</text:span><text:span text:style-name="T832">，。</text:span></text:p>
                </text:list-item>
                <text:list-item>
                  <text:p text:style-name="P258"><text:span text:style-name="T848">法華經</text:span><text:span text:style-name="T832">，。</text:span></text:p>
                </text:list-item>
                <text:list-item>
                  <text:p text:style-name="P258"><text:span text:style-name="T848">淨土經</text:span><text:span text:style-name="T832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6">卦象</text:span><text:span text:style-name="T830">，。</text:span></text:p>
                </text:list-item>
                <text:list-item>
                  <text:p text:style-name="P259"><text:span text:style-name="T846">納甲占法</text:span><text:span text:style-name="T830">，。</text:span></text:p>
                </text:list-item>
                <text:list-item>
                  <text:p text:style-name="P259"><text:span text:style-name="T846">易經</text:span><text:span text:style-name="T830">，。</text:span></text:p>
                </text:list-item>
                <text:list-item>
                  <text:p text:style-name="P261"><text:span text:style-name="T582">梅花易數</text:span><text:span text:style-name="T834">，真實世界觀、投影世界觀、假想世界觀、假想真實世界觀、假想投影世界觀、前因、後果、時空背景、外在環境、</text:span><text:span text:style-name="T835">假想型歷史軌跡、假想型後續發展、工業革命、蒸汽機、紡織工人、</text:span><text:span text:style-name="T836">轉生之後我想要在田園過慢生活、阿爾、</text:span><text:span text:style-name="T837">紅色月亮</text:span><text:span text:style-name="T834">。</text:span></text:p>
                </text:list-item>
                <text:list-item>
                  <text:p text:style-name="P259"><text:span text:style-name="T846">易經的問題</text:span><text:span text:style-name="T830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78">認定的歷史（一）</text:span><text:span text:style-name="T872">，。</text:span></text:p>
                </text:list-item>
                <text:list-item>
                  <text:p text:style-name="P198"><text:span text:style-name="T452">2062 的預言、</text:span><text:span text:style-name="T878">認定的歷史（二）</text:span><text:span text:style-name="T872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78">認定的歷史</text:span><text:span text:style-name="T872">，。</text:span></text:p>
                </text:list-item>
                <text:list-item>
                  <text:p text:style-name="P198"><text:span text:style-name="T878">查驗</text:span><text:span text:style-name="T872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3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3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2">替我警戒他們</text:span><text:span text:style-name="T871">、</text:span><text:span text:style-name="T875">稜鏡計畫、竊聽風暴、電影</text:span><text:span text:style-name="T454">、</text:span><text:span text:style-name="T871">監視、監控、偷窺、竊聽、入侵、</text:span><text:span text:style-name="T876">帶血的物、</text:span><text:span text:style-name="T877">葷食、（人類 認定的）素食、賽車跑道、高速公路、交流道、</text:span><text:span text:style-name="T876">不帶血的物、</text:span><text:span text:style-name="T877">素食、無機體個體</text:span><text:span text:style-name="T875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3">錢、金融系統、囤積、交易、壟斷、均衡保障、大卡、德</text:span><text:span text:style-name="T874">、無己、愛</text:span><text:span text:style-name="T873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19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00:11:37.204000000</dc:date>
    <meta:editing-duration>P206DT7H2M14S</meta:editing-duration>
    <meta:editing-cycles>9830</meta:editing-cycles>
    <meta:document-statistic meta:table-count="0" meta:image-count="0" meta:object-count="0" meta:page-count="1" meta:paragraph-count="544" meta:word-count="14969" meta:character-count="16384" meta:non-whitespace-character-count="16087"/>
  </office:meta>
</office:document-meta>
</file>